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0.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18pt" style:font-size-complex="18pt"/>
    </style:style>
    <style:style style:name="T1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b 58%" fo:font-size="26pt" style:font-size-asian="26pt" style:font-size-complex="26pt"/>
    </style:style>
    <style:style style:name="T4" style:family="text">
      <style:text-properties style:text-position="sub 58%" style:font-name="Liberation Sans3" style:font-name-asian="Liberation Sans3" style:font-name-complex="Liberation Sans3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style:text-position="sub 58%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8cm" svg:height="14.6cm" svg:x="6.2cm" svg:y="3.5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113cm" svg:height="1.751cm" svg:x="11.924cm" svg:y="9.963cm">
          <draw:text-box>
            <text:p text:style-name="P2"><text:span text:style-name="T1">κ</text:span><text:span text:style-name="T2">, C</text:span><text:span text:style-name="T3">p</text:span><text:span text:style-name="T2">,T(t)</text:span></text:p>
          </draw:text-box>
        </draw:frame>
        <draw:line draw:style-name="gr3" draw:text-style-name="P2" draw:layer="layout" svg:x1="1.2cm" svg:y1="2cm" svg:x2="5.4cm" svg:y2="2cm">
          <text:p/>
        </draw:line>
        <draw:line draw:style-name="gr3" draw:text-style-name="P2" draw:layer="layout" svg:x1="1.2cm" svg:y1="6cm" svg:x2="5.4cm" svg:y2="6cm">
          <text:p/>
        </draw:line>
        <draw:line draw:style-name="gr3" draw:text-style-name="P2" draw:layer="layout" svg:x1="1.2cm" svg:y1="10cm" svg:x2="5.4cm" svg:y2="10cm">
          <text:p/>
        </draw:line>
        <draw:line draw:style-name="gr3" draw:text-style-name="P2" draw:layer="layout" svg:x1="1.2cm" svg:y1="20cm" svg:x2="5.4cm" svg:y2="20cm">
          <text:p/>
        </draw:line>
        <draw:line draw:style-name="gr3" draw:text-style-name="P2" draw:layer="layout" svg:x1="1.2cm" svg:y1="16.6cm" svg:x2="5.4cm" svg:y2="16.6cm">
          <text:p/>
        </draw:line>
        <draw:line draw:style-name="gr3" draw:text-style-name="P2" draw:layer="layout" svg:x1="1.2cm" svg:y1="13.3cm" svg:x2="5.4cm" svg:y2="13.3cm">
          <text:p/>
        </draw:line>
        <draw:line draw:style-name="gr3" draw:text-style-name="P2" draw:layer="layout" svg:x1="21.8cm" svg:y1="2cm" svg:x2="26cm" svg:y2="2cm">
          <text:p/>
        </draw:line>
        <draw:line draw:style-name="gr3" draw:text-style-name="P2" draw:layer="layout" svg:x1="21.8cm" svg:y1="6cm" svg:x2="26cm" svg:y2="6cm">
          <text:p/>
        </draw:line>
        <draw:line draw:style-name="gr3" draw:text-style-name="P2" draw:layer="layout" svg:x1="21.8cm" svg:y1="10cm" svg:x2="26cm" svg:y2="10cm">
          <text:p/>
        </draw:line>
        <draw:line draw:style-name="gr3" draw:text-style-name="P2" draw:layer="layout" svg:x1="21.8cm" svg:y1="13.4cm" svg:x2="26cm" svg:y2="13.4cm">
          <text:p/>
        </draw:line>
        <draw:line draw:style-name="gr3" draw:text-style-name="P2" draw:layer="layout" svg:x1="21.8cm" svg:y1="20cm" svg:x2="26cm" svg:y2="20cm">
          <text:p/>
        </draw:line>
        <draw:line draw:style-name="gr3" draw:text-style-name="P2" draw:layer="layout" svg:x1="21.8cm" svg:y1="16.6cm" svg:x2="26cm" svg:y2="16.6cm">
          <text:p/>
        </draw:line>
        <draw:frame draw:style-name="gr4" draw:layer="layout" svg:width="1.848cm" svg:height="1.171cm" svg:x="23cm" svg:y="8.829cm">
          <draw:text-box>
            <text:p>h, T<text:span text:style-name="T4">∞</text:span></text:p>
          </draw:text-box>
        </draw:frame>
        <draw:line draw:style-name="gr3" draw:text-style-name="P2" draw:layer="layout" svg:x1="11.3cm" svg:y1="2cm" svg:x2="15.5cm" svg:y2="2cm">
          <text:p/>
        </draw:line>
        <draw:line draw:style-name="gr3" draw:text-style-name="P2" draw:layer="layout" svg:x1="11.4cm" svg:y1="20cm" svg:x2="15.6cm" svg:y2="20cm">
          <text:p/>
        </draw:line>
        <draw:frame draw:style-name="gr4" draw:layer="layout" svg:width="1.848cm" svg:height="1.171cm" svg:x="2.152cm" svg:y="8.8cm">
          <draw:text-box>
            <text:p>h, T<text:span text:style-name="T4">∞</text:span></text:p>
          </draw:text-box>
        </draw:frame>
        <draw:frame draw:style-name="gr4" draw:text-style-name="P3" draw:layer="layout" svg:width="2.606cm" svg:height="1.583cm" svg:x="12.642cm" svg:y="11.8cm">
          <draw:text-box>
            <text:p text:style-name="P3"><text:span text:style-name="T5">m, A</text:span><text:span text:style-name="T6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09:01:44.176222604</meta:creation-date>
    <meta:editing-duration>P0D</meta:editing-duration>
    <meta:editing-cycles>4</meta:editing-cycles>
    <meta:generator>LibreOffice/4.2.8.2$Linux_X86_64 LibreOffice_project/420m0$Build-2</meta:generator>
    <dc:date>2016-10-24T09:40:02.304768155</dc:date>
    <meta:document-statistic meta:object-count="42"/>
  </office:meta>
</office:document-meta>
</file>